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Magnificat</text:p>
          </draw:text-box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Tell out my soul</text:p>
              </text:list-item>
              <text:list-item>
                <text:p>The greatness of the Lord! </text:p>
              </text:list-item>
              <text:list-item>
                <text:p>Unnumbered blessings give my spirit voice</text:p>
              </text:list-item>
              <text:list-item>
                <text:p>Tender to me the promise of his word</text:p>
              </text:list-item>
              <text:list-item>
                <text:p>In God my saviour shall my heart rejoic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 presentation:user-transformed="true">
          <draw:text-box>
            <text:list text:style-name="L2">
              <text:list-item>
                <text:p>Tell out my soul</text:p>
              </text:list-item>
              <text:list-item>
                <text:p>The greatness of his name!</text:p>
              </text:list-item>
              <text:list-item>
                <text:p>Make known his might, the deeds his arm has done</text:p>
              </text:list-item>
              <text:list-item>
                <text:p>His mercy sure, from age to age the same</text:p>
              </text:list-item>
              <text:list-item>
                <text:p>His holy name the Lord, the mighty O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Tell out my soul</text:p>
              </text:list-item>
              <text:list-item>
                <text:p>The greatness of his might!</text:p>
              </text:list-item>
              <text:list-item>
                <text:p>Pow'rs and do minions lay their glory by</text:p>
              </text:list-item>
              <text:list-item>
                <text:p>Proud hearts and stubborn wills are put to flight</text:p>
              </text:list-item>
              <text:list-item>
                <text:p>The hungry fed, the humble lifted hig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Tell out my soul</text:p>
              </text:list-item>
              <text:list-item>
                <text:p>The greatness of the Lord! </text:p>
              </text:list-item>
              <text:list-item>
                <text:p>Unnumbered blessings give my spirit voice</text:p>
              </text:list-item>
              <text:list-item>
                <text:p>Tender to me the promise of his word</text:p>
              </text:list-item>
              <text:list-item>
                <text:p>In God my saviour shall my heart rejoice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3-12-12T19:51:08.755851497</dc:date>
    <dc:creator>irvy </dc:creator>
    <meta:editing-duration>PT1H49M33S</meta:editing-duration>
    <meta:editing-cycles>21</meta:editing-cycles>
    <meta:generator>LibreOffice/4.1.3.2$Linux_x86 LibreOffice_project/410m0$Build-2</meta:generator>
    <meta:document-statistic meta:object-count="42"/>
  </office:meta>
</office:document-meta>
</file>